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ca0" officeooo:paragraph-rsid="00182ca0"/>
    </style:style>
    <style:style style:name="P2" style:family="paragraph" style:parent-style-name="Standard">
      <style:text-properties officeooo:rsid="00182ca0" officeooo:paragraph-rsid="00195f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5f0e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age Accounts Cheat Sheet</text:p>
      <text:p text:style-name="P1"><text:tab/><text:span text:style-name="Strong_20_Emphasis"><text:span text:style-name="T1">Storage Accounts is an umbrella service for various storage types each with different features and their own pricing model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General-purpose v1 (legacy): Blob, File, Queue, Table, Disk</text:span></text:span></text:p>
      <text:p text:style-name="P2"><text:span text:style-name="Strong_20_Emphasis"><text:span text:style-name="T1"><text:tab/> <text:tab/>Performance Tiers: Standard, Premium</text:span></text:span></text:p>
      <text:p text:style-name="P2"><text:span text:style-name="Strong_20_Emphasis"><text:span text:style-name="T1"><text:tab/><text:tab/>Replication: LRS, GRS, RA-GRS</text:span></text:span></text:p>
      <text:p text:style-name="P2"><text:span text:style-name="Strong_20_Emphasis"><text:span text:style-name="T2"><text:tab/><text:tab/></text:span></text:span><text:span text:style-name="Strong_20_Emphasis"><text:span text:style-name="T1">Deployment Models: ARM, Classic <text:s/></text:span></text:span></text:p>
      <text:p text:style-name="P2"><text:span text:style-name="Strong_20_Emphasis"><text:span text:style-name="T1"><text:tab/>General-purpose v2: Blob, File, Queue, Table, Disk, Data Lake Gen 2</text:span></text:span></text:p>
      <text:p text:style-name="P2"><text:span text:style-name="Strong_20_Emphasis"><text:span text:style-name="T1"><text:tab/><text:tab/>Performance Tiers: Standard, Premium</text:span></text:span></text:p>
      <text:p text:style-name="P2"><text:span text:style-name="Strong_20_Emphasis"><text:span text:style-name="T1"><text:tab/><text:tab/>Access Tiers: Hot, Cool, Archive</text:span></text:span></text:p>
      <text:p text:style-name="P2"><text:span text:style-name="Strong_20_Emphasis"><text:span text:style-name="T1"><text:tab/>Replication: LRS, GRS, RA-GRS, ZRS, GZRS, RA-GZRS </text:span></text:span></text:p>
      <text:p text:style-name="P2"><text:span text:style-name="Strong_20_Emphasis"><text:span text:style-name="T1"><text:tab/><text:tab/>BlobStorage (legacy) Blob (Block, append)</text:span></text:span></text:p>
      <text:p text:style-name="P2"><text:span text:style-name="Strong_20_Emphasis"><text:span text:style-name="T1"><text:tab/>Performance Tiers: Standard</text:span></text:span></text:p>
      <text:p text:style-name="P2"><text:span text:style-name="Strong_20_Emphasis"><text:span text:style-name="T1"><text:s text:c="2"/><text:tab/><text:tab/>Access Tiers: Hot, Cool, Archive</text:span></text:span></text:p>
      <text:p text:style-name="P2"><text:span text:style-name="Strong_20_Emphasis"><text:span text:style-name="T1"><text:tab/><text:tab/>Replication: LRS, GRS, RA-GRS </text:span></text:span></text:p>
      <text:p text:style-name="P2"><text:span text:style-name="Strong_20_Emphasis"><text:span text:style-name="T1"><text:tab/>BlockBlobStorage: Blob (block, append)</text:span></text:span></text:p>
      <text:p text:style-name="P2"><text:span text:style-name="Strong_20_Emphasis"><text:span text:style-name="T1"><text:tab/><text:tab/>Performance Tiers: Premium</text:span></text:span></text:p>
      <text:p text:style-name="P2"><text:span text:style-name="Strong_20_Emphasis"><text:span text:style-name="T1"><text:tab/><text:tab/>Replication: LRS, GRS, RA-GRS</text:span></text:span></text:p>
      <text:p text:style-name="P2"><text:span text:style-name="Strong_20_Emphasis"><text:span text:style-name="T1"><text:tab/>FileStorage: File</text:span></text:span></text:p>
      <text:p text:style-name="P1"><text:span text:style-name="Strong_20_Emphasis"><text:span text:style-name="T1"><text:tab/><text:tab/>Performance Tiers: Premium</text:span></text:span></text:p>
      <text:p text:style-name="P1"><text:span text:style-name="Strong_20_Emphasis"><text:span text:style-name="T1"><text:tab/><text:tab/>Replication: LRS, ZRS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Azure has 5 core storage services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Azure Blob A massively scalable object store for text and binary data. Includes support for big data analytics via Data Lake Storage Gen2</text:span></text:span></text:p>
      <text:p text:style-name="P1"><text:span text:style-name="Strong_20_Emphasis"><text:span text:style-name="T1"><text:tab/><text:tab/>Azure Files Managed file shares for cloud or on-premises deployments</text:span></text:span></text:p>
      <text:p text:style-name="P1"><text:span text:style-name="Strong_20_Emphasis"><text:span text:style-name="T1"><text:tab/><text:tab/>Azure Queues A messaging store for reliable messaging between application components</text:span></text:span></text:p>
      <text:p text:style-name="P1"><text:span text:style-name="Strong_20_Emphasis"><text:span text:style-name="T1"><text:tab/><text:tab/>Azure Tables A NoSQL store for schemaless storage of structured data.</text:span></text:span></text:p>
      <text:p text:style-name="P1"><text:span text:style-name="Strong_20_Emphasis"><text:span text:style-name="T1"><text:tab/><text:tab/>Azure Disks Block-level storage volumes for Azure VMs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Note: In the video, Azure Queues and Azure Tables are reversed. Corrected in the Study Note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For Blob Storage there are 2 types of performance tiers for storage accounts: Standard and Premium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<text:tab/><text:tab/>S</text:span></text:span><text:span text:style-name="Strong_20_Emphasis"><text:span text:style-name="T1">tandard Performance Stored on Hard Disk Drives (HDDs)</text:span></text:span></text:p>
      <text:p text:style-name="P1"><text:span text:style-name="Strong_20_Emphasis"><text:span text:style-name="T2"><text:tab/><text:tab/>P</text:span></text:span><text:span text:style-name="Strong_20_Emphasis"><text:span text:style-name="T1">remium Performance: Stored on Solid State Drives (SSDs)</text:span></text:span></text:p>
      <text:p text:style-name="P1"><text:span text:style-name="Strong_20_Emphasis"><text:span text:style-name="T1"><text:tab/><text:tab/>Varied performance based on access tier (Hot, Cool, Archive)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Azure Storage supports 3 types of blobs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Block blobs store text and binary data, made up of blocks of data that can be managed individually, store up to about 4.75 TiB of data</text:span></text:span></text:p>
      <text:p text:style-name="P1"><text:span text:style-name="Strong_20_Emphasis"><text:span text:style-name="T1"><text:tab/><text:tab/>Append blobs Optimized for append operations, ideal for scenarios such as logging data from virtual machine</text:span></text:span></text:p>
      <text:p text:style-name="P1"><text:soft-page-break/><text:span text:style-name="Strong_20_Emphasis"><text:span text:style-name="T1"><text:tab/><text:tab/>Page blobs store random access files up to 8 TB in size, store virtual hard drive (VHD) files and serve as disks for Azure virtual machine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For Blob Storage there are 3 types of access tiers for Standard storage: Cool, Hot and Archive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Hot <text:s/>Data that’s accessed frequently. Highest storage cost, lowest access cost</text:span></text:span></text:p>
      <text:p text:style-name="P1"><text:span text:style-name="Strong_20_Emphasis"><text:span text:style-name="T1"><text:tab/><text:tab/>Cool <text:s/>Data that’s infrequently accessed and stored for at least 30 days., Lower storage cost, higher access cost</text:span></text:span></text:p>
      <text:p text:style-name="P1"><text:span text:style-name="Strong_20_Emphasis"><text:span text:style-name="T1"><text:tab/><text:tab/>Archive Data that’s rarely accessed and stored for at least 180 days. Lowest storage cost, highest access cost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Account Level Tiering Any blob that doesn't have an explicitly assigned tier infers the tier from the Storage Account access tier setting. </text:span></text:span></text:p>
      <text:p text:style-name="P1"><text:span text:style-name="Strong_20_Emphasis"><text:span text:style-name="T1"><text:tab/>Blob-Level Tiering You can upload a blob to the tier of your choice. Changing tiers happens instantly except when moving out of archive</text:span></text:span></text:p>
      <text:p text:style-name="P1"><text:span text:style-name="Strong_20_Emphasis"><text:span text:style-name="T1"><text:tab/>Rehydrating a Blob When moving a blob out of archive into another tier it can take several hours. This is known as “rehydrating”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Blob Lifecycle Management You can create rule-based policies to transition data to different tiers Eg. After 30 days move to cool storage</text:span></text:span></text:p>
      <text:p text:style-name="P1"><text:span text:style-name="Strong_20_Emphasis"><text:span text:style-name="T1"><text:tab/><text:tab/>When a blob is uploaded or moved to another tier. It’s charged at the new tier’s rate immediately upon tier change.</text:span></text:span></text:p>
      <text:p text:style-name="P1"><text:span text:style-name="Strong_20_Emphasis"><text:span text:style-name="T1"><text:tab/><text:tab/>When moving from a cooler tier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<text:tab/>The operation is billed as a write operation to the destination tier.</text:span></text:span></text:p>
      <text:p text:style-name="P1"><text:span text:style-name="Strong_20_Emphasis"><text:span text:style-name="T1"><text:tab/><text:tab/><text:tab/>Where the write operation (per 10,000) and data write (per GB) charges of the destination tier apply.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When moving from a hotter tier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<text:tab/>The operation is billed as a read from the source tier</text:span></text:span></text:p>
      <text:p text:style-name="P1"><text:span text:style-name="Strong_20_Emphasis"><text:span text:style-name="T1"><text:tab/><text:tab/><text:tab/>Where the read operation (per 10,000) and data retrieval (per GB) charges of the source tier apply</text:span></text:span></text:p>
      <text:p text:style-name="P1"><text:span text:style-name="Strong_20_Emphasis"><text:span text:style-name="T1"><text:tab/><text:tab/><text:tab/>Early deletion charges for any blob moved out of the cool or archive tier may apply as well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Cool and archive early deletion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<text:tab/>Any blob that is moved into the cool tier (GPv2 accounts only) is subject to a cool early deletion period of 30 days.</text:span></text:span></text:p>
      <text:p text:style-name="P1"><text:span text:style-name="Strong_20_Emphasis"><text:span text:style-name="T1"><text:tab/><text:tab/><text:tab/>Any blob that is moved into the archive tier is subject to an archive early deletion period of 180 days. This charge is prorated.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There are multiple ways to move data into Azure Blob Storage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AzCopy Easy-to-use command-line tool for Windows and Linux</text:span></text:span></text:p>
      <text:p text:style-name="P1"><text:span text:style-name="Strong_20_Emphasis"><text:span text:style-name="T2"><text:tab/><text:tab/>A</text:span></text:span><text:span text:style-name="Strong_20_Emphasis"><text:span text:style-name="T1">zure Storage Data Movement library <text:s/>.NET library (uses AzCopy underneath)</text:span></text:span></text:p>
      <text:p text:style-name="P1"><text:span text:style-name="Strong_20_Emphasis"><text:span text:style-name="T1"><text:tab/><text:tab/>Azure Data Factory An ETL service by Azure</text:span></text:span></text:p>
      <text:p text:style-name="P1"><text:span text:style-name="Strong_20_Emphasis"><text:span text:style-name="T1"><text:tab/><text:tab/>Blobfuse Virtual file system driver. Access data through Linux file system</text:span></text:span></text:p>
      <text:p text:style-name="P1"><text:soft-page-break/><text:span text:style-name="Strong_20_Emphasis"><text:span text:style-name="T1"><text:tab/><text:tab/>Azure Data Box A rugged device used to physically transport data to Azure</text:span></text:span></text:p>
      <text:p text:style-name="P1"><text:span text:style-name="Strong_20_Emphasis"><text:span text:style-name="T1"><text:tab/><text:tab/>Azure Import/Export service A service where you ship your physical disks for data transfer onto Azure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When you create a Storage Account you need to choose a Replication Type</text:span></text:span></text:p>
      <text:p text:style-name="P1"><text:span text:style-name="Strong_20_Emphasis"><text:span text:style-name="T1"><text:tab/>Primary Region Redundancy (Disaster Recovery and Failovers)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Locally Redundant Storage (LRS)</text:span></text:span></text:p>
      <text:p text:style-name="P1"><text:span text:style-name="Strong_20_Emphasis"><text:span text:style-name="T1"><text:tab/><text:tab/><text:tab/>Copies data synchronously in primary region</text:span></text:span></text:p>
      <text:p text:style-name="P1"><text:span text:style-name="Strong_20_Emphasis"><text:span text:style-name="T1"><text:tab/><text:tab/><text:tab/>Cheapest option </text:span></text:span></text:p>
      <text:p text:style-name="P1"><text:span text:style-name="Strong_20_Emphasis"><text:span text:style-name="T1"><text:tab/><text:tab/>Zone-redundant storage (ZRS)</text:span></text:span></text:p>
      <text:p text:style-name="P1"><text:span text:style-name="Strong_20_Emphasis"><text:span text:style-name="T1"><text:tab/><text:tab/><text:tab/>Copies data synchronously across 3 AZs in primary region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Secondary Region Redundancy (Disaster Recovery and Failovers)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Geo redundant storage (GRS)</text:span></text:span></text:p>
      <text:p text:style-name="P1"><text:span text:style-name="Strong_20_Emphasis"><text:span text:style-name="T1"><text:tab/><text:tab/><text:tab/>Copies data synchronously in primary region</text:span></text:span></text:p>
      <text:p text:style-name="P1"><text:span text:style-name="Strong_20_Emphasis"><text:span text:style-name="T1"><text:tab/><text:tab/><text:tab/>Copies data asynchronously to another region </text:span></text:span></text:p>
      <text:p text:style-name="P1"><text:span text:style-name="Strong_20_Emphasis"><text:span text:style-name="T1"><text:tab/><text:tab/>Geo-zone-redundant storage (GZRS)</text:span></text:span></text:p>
      <text:p text:style-name="P1"><text:span text:style-name="Strong_20_Emphasis"><text:span text:style-name="T1"><text:tab/><text:tab/><text:tab/>Copies data synchronously across 3 AZs in a physical region</text:span></text:span></text:p>
      <text:p text:style-name="P1"><text:span text:style-name="Strong_20_Emphasis"><text:span text:style-name="T1"><text:tab/><text:tab/><text:tab/>Copies data asynchronously to another region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Secondary Region Redundancy with Read Access (Read Replicas)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<text:tab/>Read-access geo-redundant storage (RA- GRS)</text:span></text:span></text:p>
      <text:p text:style-name="P1"><text:span text:style-name="Strong_20_Emphasis"><text:span text:style-name="T1"><text:tab/><text:tab/><text:tab/>Copies data synchronously in primary region</text:span></text:span></text:p>
      <text:p text:style-name="P1"><text:span text:style-name="Strong_20_Emphasis"><text:span text:style-name="T1"><text:tab/><text:tab/><text:tab/>Copies data synchronously to another region </text:span></text:span></text:p>
      <text:p text:style-name="P1"><text:span text:style-name="Strong_20_Emphasis"><text:span text:style-name="T1"><text:tab/><text:tab/><text:tab/>Read-access geo-redundant storage (RA-GZRS)</text:span></text:span></text:p>
      <text:p text:style-name="P1"><text:span text:style-name="Strong_20_Emphasis"><text:span text:style-name="T1"><text:tab/><text:tab/><text:tab/>Copies data synchronously in primary region</text:span></text:span></text:p>
      <text:p text:style-name="P1"><text:span text:style-name="Strong_20_Emphasis"><text:span text:style-name="T1"><text:tab/><text:tab/><text:tab/>Copies data synchronously to another region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Azure Files is a fully managed file share in the cloud. A file share is a centralized server for storage that allows multiple connections.</text:span></text:span></text:p>
      <text:p text:style-name="P1"><text:span text:style-name="Strong_20_Emphasis"><text:span text:style-name="T1"><text:tab/>To connect to the file share a network protocol is used: Server Message Block (SMB), Network File System (NFS)</text:span></text:span></text:p>
      <text:p text:style-name="P1"><text:span text:style-name="Strong_20_Emphasis"><text:span text:style-name="T1"><text:tab/>When a connection is established the file share’s filesystem will be accessible in the specific directory within your own directory tree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This is knowing as mounting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You can backup your file share with shared snapshot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read-only, Incremental, up to 200 snapshots per file share, retain backups for up to 10 years</text:span></text:span></text:p>
      <text:p text:style-name="P1"><text:span text:style-name="Strong_20_Emphasis"><text:span text:style-name="T1"><text:tab/><text:tab/>Backups are stored within your file share (if you delete your file share you will delete your backups)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Soft Delete prevent accidental deletion by turning on Soft Delete (marked for deletion,retained for a period of time before final delete occurs</text:span></text:span></text:p>
      <text:p text:style-name="P1"><text:soft-page-break/><text:span text:style-name="Strong_20_Emphasis"><text:span text:style-name="T1"><text:tab/>Store Tiers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Premium — Store on to SSD with single-digit milliseconds for most IO operation</text:span></text:span></text:p>
      <text:p text:style-name="P1"><text:span text:style-name="Strong_20_Emphasis"><text:span text:style-name="T1"><text:tab/><text:tab/>Transaction optimized — Store on HDD with transaction heavy workloads that don't need the latency offered by premium file shares (historically this tier has been called standard)</text:span></text:span></text:p>
      <text:p text:style-name="P1"><text:span text:style-name="Strong_20_Emphasis"><text:span text:style-name="T1"><text:tab/><text:tab/>Hot — optimized for general purpose file sharing scenarios such as team shares and Azure File Sync. </text:span></text:span></text:p>
      <text:p text:style-name="P1"><text:span text:style-name="Strong_20_Emphasis"><text:span text:style-name="T1"><text:tab/><text:tab/>Cool — Stored on HDD for cost-efficient storage optimized for online archive storage scenario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Types of Storage: General purpose version 2 (GPv2) — deployed on to HDD and FileStorage — deployed onto SSD</text:span></text:span></text:p>
      <text:p text:style-name="P1"><text:span text:style-name="Strong_20_Emphasis"><text:span text:style-name="T1"><text:tab/>Identity: On-Premise or Managed via AD DS or Store Account Key username (storage account name) and password (account key)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Azure Files are accessible inside or outside your AWS Account from anywhere via storage account public endpoint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SMB connects to port 445, your organization may need to unblock this port so you can mount your file share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Encryption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Azure Files is encrypted-at-rest using Azure Storage Service Encryption (SSE)</text:span></text:span></text:p>
      <text:p text:style-name="P1"><text:span text:style-name="Strong_20_Emphasis"><text:span text:style-name="T1"><text:tab/><text:tab/>Azure Files is encrypted-in-transit with SMB 3.0+ with encryption or HTTPS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Azure File Sync is a service that allows you to cache Azure file shares on an on-premises Windows Server or cloud VM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Azure Import/Export Service is used to securely import large amounts of data to Azure Blob Storage and Azure File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You have 2 options for shipping drives on import:</text:span></text:span></text:p>
      <text:p text:style-name="P1"><text:span text:style-name="Strong_20_Emphasis"><text:span text:style-name="T1"><text:tab/><text:tab/><text:tab/>Use your own disk drives</text:span></text:span></text:p>
      <text:p text:style-name="P1"><text:span text:style-name="Strong_20_Emphasis"><text:span text:style-name="T1"><text:tab/><text:tab/><text:tab/>Use Microsoft provided drives </text:span></text:span></text:p>
      <text:p text:style-name="P1"><text:span text:style-name="Strong_20_Emphasis"><text:span text:style-name="T1"><text:tab/><text:tab/>Microsoft ships up to 5 encrypted solid-state disk drives (SSDs) known as Azure Data Box Disk with a 40 TB total capacity per order, to your datacenter through a regional carrier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To prepare you drive you’ll need the to use the command-line WAImportExport tool to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Prepare your disk drives that are shipped for import.</text:span></text:span></text:p>
      <text:p text:style-name="P1"><text:span text:style-name="Strong_20_Emphasis"><text:span text:style-name="T1"><text:tab/><text:tab/>Copying your data to the drive.</text:span></text:span></text:p>
      <text:p text:style-name="P1"><text:span text:style-name="Strong_20_Emphasis"><text:span text:style-name="T1"><text:tab/><text:tab/>Encrypts the data on the drive with AES 256-bit BitLocker.</text:span></text:span></text:p>
      <text:p text:style-name="P1"><text:span text:style-name="Strong_20_Emphasis"><text:span text:style-name="T1"><text:tab/><text:tab/>Generate the drive journal files used during import creation.</text:span></text:span></text:p>
      <text:p text:style-name="P1"><text:span text:style-name="Strong_20_Emphasis"><text:span text:style-name="T1"><text:tab/><text:tab/>Helps identify numbers of drives needed for export jobs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There are two version of WAImportExpor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Version 1 for import/export into Azure Blob storage.</text:span></text:span></text:p>
      <text:p text:style-name="P1"><text:soft-page-break/><text:span text:style-name="Strong_20_Emphasis"><text:span text:style-name="T1"><text:tab/><text:tab/>Version 2 for importing data into Azure files.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WAImportExport tool is only compatible with 64-bit Window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For export jobs you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You can only export from Azure Blob</text:span></text:span></text:p>
      <text:p text:style-name="P1"><text:span text:style-name="Strong_20_Emphasis"><text:span text:style-name="T1"><text:tab/><text:tab/>You can ship up to 10 empty drives to Azure per job,</text:span></text:span></text:p>
      <text:p text:style-name="P1"><text:span text:style-name="Strong_20_Emphasis"><text:span text:style-name="T1"><text:tab/><text:tab/>You create an export job and the data is loaded onto those drives and shipped back to you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A shared access signature (SAS) is a URI that grants restricted access rights to Azure Storage resources.</text:span></text:span></text:p>
      <text:p text:style-name="P1"><text:span text:style-name="Strong_20_Emphasis"><text:span text:style-name="T1"><text:tab/>Share the URI to grant clients temporary access to specific set of permission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Types of shared access signature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Account-level SA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<text:tab/>access to resources in one or more of the storage services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Service-level SA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<text:tab/>access to single the storage account by using the storage account key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User delegation SA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<text:tab/>Access to storage account using Azure AD credentials</text:span></text:span></text:p>
      <text:p text:style-name="P1"><text:span text:style-name="Strong_20_Emphasis"><text:span text:style-name="T1"><text:tab/><text:tab/><text:tab/>Limited only to Blob and Containers</text:span></text:span></text:p>
      <text:p text:style-name="P1"><text:span text:style-name="Strong_20_Emphasis"><text:span text:style-name="T1"><text:tab/><text:tab/><text:tab/>Microsoft considers this method best practice for accessing via SAS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A shared access signature comes into different formats: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Ad hoc SA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<text:tab/>the start time, expiry time, and permissions are part of the URI</text:span></text:span></text:p>
      <text:p text:style-name="P1"><text:span text:style-name="Strong_20_Emphasis"><text:span text:style-name="T1"><text:tab/><text:tab/><text:tab/>Any type of SAS can be an ad hoc SAS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Service SAS with stored access policy: 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<text:tab/><text:tab/>A stored access policy is defined on a resource container (limited to blob container, table, queue, or file share)</text:span></text:span></text:p>
      <text:p text:style-name="P1"><text:span text:style-name="Strong_20_Emphasis"><text:span text:style-name="T1"><text:tab/><text:tab/>The stored access policy can be associated to multiple SAS to manage constraints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08:27:41.138218577</meta:creation-date>
    <dc:date>2022-04-09T08:44:01.301473959</dc:date>
    <meta:editing-duration>PT6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40" meta:word-count="1501" meta:character-count="9578" meta:non-whitespace-character-count="7902"/>
  </office:meta>
</office:document-meta>
</file>